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cuse me. We've come to talk to the
Laboratory Chief.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oh, new recruits this late in the game?</text:p>
          </table:table-cell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 office:value-type="string">
            <text:p>I hadn't heard anything about this...</text:p>
          </table:table-cell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 office:value-type="string">
            <text:p>Oh, I'm the person you're looking for,
by the way—.</text:p>
          </table:table-cell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! She's so pretty!!</text:p>
          </table:table-cell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us introduce ourselves.</text:p>
          </table:table-cell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 office:value-type="string">
            <text:p>I am Saotome, Reguma. Strategist for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. Call me Hamuko!</text:p>
          </table:table-cell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 office:value-type="string">
            <text:p>I'm here for more power!</text:p>
          </table:table-cell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AKA Akizora Tomoe! The pure
twintails girl!</text:p>
          </table:table-cell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name is Kiryū, Orihime...! P-Pleased
to meet you!</text:p>
          </table:table-cell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auleisen, chief of this lab. Call me
Chief, if you like—.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 office:value-type="string">
            <text:p>...Wait a second.</text:p>
          </table:table-cell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 office:value-type="string">
            <text:p>Did you just say... Heavenly Maidens?</text:p>
          </table:table-cell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 office:value-type="string">
            <text:p>We were summoned into this world to take
down the recently resurrected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 office:value-type="string">
            <text:p>These girls have been endowed with the
Power of the Angels, making them the next
generation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 office:value-type="string">
            <text:p>We heard of your research efforts from
Princess Karūna, and were asked to pay a
visit.</text:p>
          </table:table-cell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kidding! Really?!</text:p>
          </table:table-cell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 office:value-type="string">
            <text:p>You're really Heavenly Maidens?!!</text:p>
          </table:table-cell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aren't called that for nothing! We've
beat up tons of monsters!</text:p>
          </table:table-cell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eived a sort of holy decree from the
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the real deal—! ♪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!! Oh, my!! At last, a genuine vessel
of Seraphia!!!</text:p>
          </table:table-cell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 office:value-type="string">
            <text:p>There's no mistaking it! With this, we can
finally advance our research!</text:p>
          </table:table-cell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 office:value-type="string">
            <text:p>Ah, sorry I can't offer you a seat. This lab
doesn't have any sort of reception area!</text:p>
          </table:table-cell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 office:value-type="string">
            <text:p>So? So? How about showing me some of
that Seraphia?!</text:p>
          </table:table-cell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s... Seraphia...?</text:p>
          </table:table-cell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my bad! Seraphia is the more common
term for “the Power of Angels”.</text:p>
          </table:table-cell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 office:value-type="string">
            <text:p>Doesn't it get you tongue-tied? Saying
“the Power of Angels” every time, I mean.</text:p>
          </table:table-cell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 office:value-type="string">
            <text:p>Everyone calls is Seraphia around here.</text:p>
          </table:table-cell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sounds sensible.</text:p>
          </table:table-cell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 were saying...?</text:p>
          </table:table-cell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the best way for us to show you
our Seraphia, in concrete terms...?</text:p>
          </table:table-cell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n't you just sort of go... DODODODODO!
...And make it come out?</text:p>
          </table:table-cell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an't just, like, DO it. Y'know?</text:p>
          </table:table-cell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use it when I'm fighting monsters, but
it doesn't work if I'm consciously trying to
make it happen...</text:p>
          </table:table-cell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as though we won't be able to
demonstrate.</text:p>
          </table:table-cell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... that's too bad...</text:p>
          </table:table-cell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hief, the dichlorofluoridium extraction
process has completed.</text:p>
          </table:table-cell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 office:value-type="string">
            <text:p>...We have guests?</text:p>
          </table:table-cell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 hah, good work—!</text:p>
          </table:table-cell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 office:value-type="string">
            <text:p>Oh, this is Lumii, my assistant.</text:p>
          </table:table-cell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 office:value-type="string">
            <text:p>You'll never guess who these are, Lumii!
The next generation of Heavenly Maidens—!!</text:p>
          </table:table-cell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ice to meet you.</text:p>
          </table:table-cell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's nice to meet you, too.</text:p>
          </table:table-cell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Huh?</text:p>
          </table:table-cell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 office:value-type="string">
            <text:p>We barely registered!!</text:p>
          </table:table-cell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ahah... she's just a little unsociable, that's
all. But she's a good kid, really!</text:p>
          </table:table-cell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 office:value-type="string">
            <text:p>She's pretty much always like that—.</text:p>
          </table:table-cell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 office:value-type="string">
            <text:p>Anyway, where were we?</text:p>
          </table:table-cell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 office:value-type="string">
            <text:p>Would you guys be willing to help us out
with our Seraphia research?</text:p>
          </table:table-cell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you're aware, Seraphia will be vital for
dispatching the Duchess and her fellow
demons.</text:p>
          </table:table-cell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 office:value-type="string">
            <text:p>We are, however, lacking in power.</text:p>
          </table:table-cell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 office:value-type="string">
            <text:p>We have theorized that the fruits of your
research here might be able to amplify our
strength.</text:p>
          </table:table-cell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 office:value-type="string">
            <text:p>To that end, we'll assist you in your studies.</text:p>
          </table:table-cell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ahooooo———! Thank you so much———!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 office:value-type="string">
            <text:p>Then I'd like to ask you for a favor right off
the bat, if I may.</text:p>
          </table:table-cell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how can we help?</text:p>
          </table:table-cell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 office:value-type="string">
            <text:p>Would you go off to the Eastlands and hunt
some monsters for me?</text:p>
          </table:table-cell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onster hunting... in the Eastlands?</text:p>
          </table:table-cell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 office:value-type="string">
            <text:p>That... kinda came out of nowhere.</text:p>
          </table:table-cell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, but I don't see how that relates
to your Seraphia research. Explain?</text:p>
          </table:table-cell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I suppose that was a bit curt of me.</text:p>
          </table:table-cell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 office:value-type="string">
            <text:p>I have two motives for this.</text:p>
          </table:table-cell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 office:value-type="string">
            <text:p>Firstly, there's a monster in the Eastlands
whose body would serve as useful research
material.</text:p>
          </table:table-cell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 office:value-type="string">
            <text:p>The monster known as “Gashkull” has a tusk
which we can make a depressant out of. It
will be important for keeping your Seraphia
regulated when we amplify it.</text:p>
          </table:table-cell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 office:value-type="string">
            <text:p>Seraphia is a potent and mysterious force,
so we need to be able to keep it under
control.</text:p>
          </table:table-cell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
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 office:value-type="string">
            <text:p>The ability to keep great power in check is
a power in its own right.</text:p>
          </table:table-cell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couldn't have said it better myself!</text:p>
          </table:table-cell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 office:value-type="string">
            <text:p>So, the other reason—to test you.</text:p>
          </table:table-cell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 office:value-type="string">
            <text:p>It's no that I don't trust you, but I need
concrete proof that you are legitimate
wielders of Seraphia.</text:p>
          </table:table-cell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 office:value-type="string">
            <text:p>And what better proof is there than to
hunt down a monster and bring me one of
its parts?</text:p>
          </table:table-cell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fuu—! It's a bona fide trial!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h! I'm getting fired up!!!</text:p>
          </table:table-cell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unds fine to me. Ready when you are.</text:p>
          </table:table-cell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Understood.</text:p>
          </table:table-cell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 office:value-type="string">
            <text:p>Let us hunt down the monster known as
“Gashkull” and bring back its tusk.</text:p>
          </table:table-cell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here in the Eastlands can we find this
Gashkull creature?</text:p>
          </table:table-cell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ah—... sorryyy.</text:p>
          </table:table-cell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 office:value-type="string">
            <text:p>I couldn't tell you its exact whereabouts.</text:p>
          </table:table-cell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 office:value-type="string">
            <text:p>You're going to need to do some of your
own research.</text:p>
          </table:table-cell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ooks like we're going to have to
ask around the area first.</text:p>
          </table:table-cell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f you don't mind.</text:p>
          </table:table-cell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 office:value-type="string">
            <text:p>Ah, I forgot one thing. You'll have to board
a ship to get to the Eastlands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 office:value-type="string">
            <text:p>Have you heard of Zazābu Port Town?</text:p>
          </table:table-cell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there on several occasions.</text:p>
          </table:table-cell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at's where you'll be getting your ferry
from.</text:p>
          </table:table-cell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 office:value-type="string">
            <text:p>When you get to the port on the other side,
you'll want to head east down the road
until you get to a wooded area. That's
where I suggest you gather info.</text:p>
          </table:table-cell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we'll keep that in mind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ake the eastbound ferry from Zazābu,
and go find that tusk!</text:p>
          </table:table-cell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 office:value-type="string">
            <text:p>If you can do that, we'll be able to make
strides in our research—!</text:p>
          </table:table-cell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We've returned.</text:p>
          </table:table-cell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